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nux Biolinum G" fo:font-size="20pt" fo:language="es" fo:country="ES" style:text-underline-style="solid" style:text-underline-width="auto" style:text-underline-color="font-color" fo:font-weight="bold" officeooo:rsid="0003f41b" officeooo:paragraph-rsid="0003f41b" style:font-size-asian="17.5pt" style:font-weight-asian="bold" style:font-size-complex="20pt" style:font-weight-complex="bold"/>
    </style:style>
    <style:style style:name="P2" style:family="paragraph" style:parent-style-name="Standard">
      <style:text-properties style:font-name="Linux Biolinum G" fo:font-size="20pt" fo:language="es" fo:country="ES" style:text-underline-style="solid" style:text-underline-width="auto" style:text-underline-color="font-color" fo:font-weight="bold" officeooo:rsid="00051f87" officeooo:paragraph-rsid="00051f87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Linux Biolinum G" fo:font-size="20pt" fo:language="es" fo:country="ES" style:text-underline-style="solid" style:text-underline-width="auto" style:text-underline-color="font-color" fo:font-weight="bold" officeooo:rsid="0006d4bc" officeooo:paragraph-rsid="0006d4bc" style:font-size-asian="17.5pt" style:font-weight-asian="bold" style:font-size-complex="20pt" style:font-weight-complex="bold"/>
    </style:style>
    <style:style style:name="P4" style:family="paragraph" style:parent-style-name="Standard">
      <style:text-properties style:font-name="Linux Biolinum G" fo:font-size="12pt" fo:language="es" fo:country="ES" style:text-underline-style="solid" style:text-underline-width="auto" style:text-underline-color="font-color" fo:font-weight="bold" officeooo:rsid="0003f41b" officeooo:paragraph-rsid="0003f41b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Linux Biolinum G" fo:font-size="12pt" fo:language="es" fo:country="ES" style:text-underline-style="none" fo:font-weight="normal" officeooo:rsid="0003f41b" officeooo:paragraph-rsid="0003f41b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inux Biolinum G" fo:font-size="12pt" fo:language="es" fo:country="ES" style:text-underline-style="none" fo:font-weight="normal" officeooo:rsid="00051f87" officeooo:paragraph-rsid="00051f87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inux Biolinum G" fo:font-size="12pt" fo:language="es" fo:country="ES" style:text-underline-style="none" fo:font-weight="normal" officeooo:rsid="0006d4bc" officeooo:paragraph-rsid="0006d4bc" style:font-size-asian="10.5pt" style:font-weight-asian="normal" style:font-size-complex="12pt" style:font-weight-complex="normal"/>
    </style:style>
    <style:style style:name="T1" style:family="text">
      <style:text-properties fo:font-size="20pt" fo:font-style="normal" style:text-underline-style="solid" style:text-underline-width="auto" style:text-underline-color="font-color" fo:font-weight="bold" style:font-size-asian="17.5pt" style:font-style-asian="normal" style:font-weight-asian="bold" style:font-size-complex="20pt" style:font-style-complex="normal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51f87" style:font-style-asian="normal" style:font-style-complex="normal"/>
    </style:style>
    <style:style style:name="T4" style:family="text">
      <style:text-properties style:text-line-through-style="none" style:text-line-through-type="none" fo:font-style="normal" style:font-style-asian="normal" style:font-style-complex="normal"/>
    </style:style>
    <style:style style:name="T5" style:family="text">
      <style:text-properties style:text-line-through-style="none" style:text-line-through-type="none" fo:font-style="normal" officeooo:rsid="00051f87" style:font-style-asian="normal" style:font-style-complex="normal"/>
    </style:style>
    <style:style style:name="T6" style:family="text">
      <style:text-properties style:text-line-through-style="none" style:text-line-through-type="none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.5 Criterios básicos de evaluación del sistema ERP</text:p>
      <text:p text:style-name="P4"/>
      <text:p text:style-name="P5">Se hace una clasificación de los criterios en 6 grupos:</text:p>
      <text:p text:style-name="P5"><text:tab/>-Funcionales</text:p>
      <text:p text:style-name="P5"><text:tab/>-Técnicos</text:p>
      <text:p text:style-name="P5"><text:tab/>-Económicos</text:p>
      <text:p text:style-name="P5"><text:tab/>-Referidos al proveedor</text:p>
      <text:p text:style-name="P5"><text:tab/>-Del servicio</text:p>
      <text:p text:style-name="P5"><text:tab/>-Estratégicos</text:p>
      <text:p text:style-name="P5">Se pondera cada una de las categorías según la importancia que tenga para la ERP. Para ponderar cada una nos debemos fijar en la situación actual de la empresa</text:p>
      <text:p text:style-name="P5"/>
      <text:p text:style-name="P5"><text:span text:style-name="T1">2.5.1 Aspectos funcionales</text:span></text:p>
      <text:p text:style-name="P5"><text:span text:style-name="T1"/></text:p>
      <text:p text:style-name="P5"><text:span text:style-name="T2">Consiste en la agrupación de criterios para la evaluación del ERP. Encontramos estos:</text:span></text:p>
      <text:p text:style-name="P5"><text:span text:style-name="T2"><text:tab/>-Módulos del sistema ERP: lo importante es saber que módulos son imprescindibles</text:span></text:p>
      <text:p text:style-name="P5"><text:span text:style-name="T2"><text:tab/>-Facilidad de uso</text:span></text:p>
      <text:p text:style-name="P5"><text:span text:style-name="T2"><text:tab/>-Adaptabilidad y flexibilidad</text:span></text:p>
      <text:p text:style-name="P5"><text:span text:style-name="T2"><text:tab/>-Multilenguaje, multimoneda y multialmacén</text:span></text:p>
      <text:p text:style-name="P5"><text:span text:style-name="T2"><text:tab/>-Interacción con otros sistemas</text:span></text:p>
      <text:p text:style-name="P5"><text:span text:style-name="T2"><text:tab/>-Facilidad para desarrollos propios</text:span></text:p>
      <text:p text:style-name="P5"><text:span text:style-name="T2"><text:tab/>-Herramientas de reporting</text:span></text:p>
      <text:p text:style-name="P5"><text:span text:style-name="T2"/></text:p>
      <text:p text:style-name="P5"><text:span text:style-name="T1">2.5.2 Aspectos técnicos</text:span></text:p>
      <text:p text:style-name="P5"><text:span text:style-name="T1"/></text:p>
      <text:p text:style-name="P5"><text:span text:style-name="T2">Lo relacionado con las necesidades de hardware y equipamiento para usar el ERP en la empresa:</text:span></text:p>
      <text:p text:style-name="P5"><text:span text:style-name="T2"><text:tab/>-Adaptabilidad</text:span></text:p>
      <text:p text:style-name="P5"><text:span text:style-name="T2"><text:tab/>-Arquitectura cliente/servidor</text:span></text:p>
      <text:p text:style-name="P5"><text:span text:style-name="T2"><text:tab/>-Base de datos: pueden ser propias o comerciales</text:span></text:p>
      <text:p text:style-name="P5"><text:span text:style-name="T2"><text:tab/>-Documentación para los usuarios</text:span></text:p>
      <text:p text:style-name="P5"><text:span text:style-name="T2"><text:tab/>-Documentación técnica</text:span></text:p>
      <text:p text:style-name="P5"><text:span text:style-name="T2"><text:tab/>-Lenguajes y herramientas de programación</text:span></text:p>
      <text:p text:style-name="P5"><text:span text:style-name="T2"><text:tab/>-</text:span><text:span text:style-name="T3">Seguridad</text:span></text:p>
      <text:p text:style-name="P5"><text:span text:style-name="T3"><text:tab/></text:span><text:span text:style-name="T5">-Back up: para realizar copias de seguridad de los datos de la empresa</text:span></text:p>
      <text:p text:style-name="P5"><text:span text:style-name="T5"><text:tab/>-Instalación y actualización remota: para que el trabajador no tenga la necesidad de estar <text:tab/></text:span></text:p>
      <text:p text:style-name="P5"><text:span text:style-name="T5"><text:tab/><text:tab/>con el servidor</text:span></text:p>
      <text:p text:style-name="P5"><text:span text:style-name="T5"><text:tab/>-Multiplataforma</text:span></text:p>
      <text:p text:style-name="P5"><text:span text:style-name="T5"/></text:p>
      <text:p text:style-name="P2"><text:span text:style-name="T4">2.5.3 Aspectos económicos</text:span></text:p>
      <text:p text:style-name="P2"><text:span text:style-name="T4"/></text:p>
      <text:p text:style-name="P6"><text:span text:style-name="T4">Lo relacionado con los costos de licencia, de mantenimiento etc:</text:span></text:p>
      <text:p text:style-name="P6"><text:span text:style-name="T4"><text:tab/>-Coste del ERP</text:span></text:p>
      <text:p text:style-name="P6"><text:span text:style-name="T4"><text:tab/>-Licencias</text:span></text:p>
      <text:p text:style-name="P6"><text:span text:style-name="T4"><text:tab/>-Coste del hardware</text:span></text:p>
      <text:p text:style-name="P6"><text:span text:style-name="T4"><text:tab/>-Coste de implementación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3"><text:soft-page-break/><text:span text:style-name="T4">2.5.4 Aspectos del proveedor</text:span></text:p>
      <text:p text:style-name="P3"><text:span text:style-name="T4"/></text:p>
      <text:p text:style-name="P7"><text:span text:style-name="T4">Conjunto de criterios para la evaluación de la empresa que provee el software.</text:span></text:p>
      <text:p text:style-name="P7"><text:span text:style-name="T4"><text:tab/>-Crecimiento</text:span></text:p>
      <text:p text:style-name="P7"><text:span text:style-name="T4"><text:tab/>-Experiencia</text:span></text:p>
      <text:p text:style-name="P7"><text:span text:style-name="T4"><text:tab/>-Evolución del ERP</text:span></text:p>
      <text:p text:style-name="P7"><text:span text:style-name="T4"><text:tab/>-Referencias</text:span></text:p>
      <text:p text:style-name="P7"><text:span text:style-name="T4"/></text:p>
      <text:p text:style-name="P3"><text:span text:style-name="T4">2.5.5 Aspectos sobre el servicio</text:span></text:p>
      <text:p text:style-name="P3"><text:span text:style-name="T4"/></text:p>
      <text:p text:style-name="P7"><text:span text:style-name="T4"><text:tab/>-Servicio de implementación</text:span></text:p>
      <text:p text:style-name="P7"><text:span text:style-name="T4"><text:tab/>-Metodología y tipo de implementación</text:span></text:p>
      <text:p text:style-name="P7"><text:span text:style-name="T4"><text:tab/>-Soporte</text:span></text:p>
      <text:p text:style-name="P7"><text:span text:style-name="T4"><text:tab/>-Actualizaciones</text:span></text:p>
      <text:p text:style-name="P7"><text:span text:style-name="T4"/></text:p>
      <text:p text:style-name="P3"><text:span text:style-name="T4">2.5.6 Aspectos estratégicos</text:span></text:p>
      <text:p text:style-name="P3"><text:span text:style-name="T4"/></text:p>
      <text:p text:style-name="P7"><text:span text:style-name="T4">Dependen en gran medida de las decisiones que tome la empresa para su negocio. Seleccionamos los siguientes puntos:</text:span></text:p>
      <text:p text:style-name="P7"><text:span text:style-name="T4"><text:tab/>-Plan estratégico de empresa</text:span></text:p>
      <text:p text:style-name="P7"><text:span text:style-name="T4"><text:tab/>-Aspectos de crecimiento</text:span></text:p>
      <text:p text:style-name="P7"><text:span text:style-name="T4"><text:tab/>-Horizonte temporal: el ERP no debe quedarse obsoleto rápidamente</text:span></text:p>
      <text:p text:style-name="P7"><text:span text:style-name="T4"><text:tab/>-Prever restructuración de personal: para ajustar el ERP dependiendo del personal</text:span></text:p>
      <text:p text:style-name="P7"><text:span text:style-name="T4"><text:tab/>-Cambio de lugar</text:span></text:p>
      <text:p text:style-name="P7"><text:span text:style-name="T4"/></text:p>
      <text:p text:style-name="P2"><text:span text:style-name="T6"/></text:p>
      <text:p text:style-name="P2"><text:span text:style-name="T6"/></text:p>
      <text:p text:style-name="P5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1-19T18:13:54.272000000</dc:date>
    <meta:editing-duration>PT1M5S</meta:editing-duration>
    <meta:editing-cycles>3</meta:editing-cycles>
    <meta:document-statistic meta:table-count="0" meta:image-count="0" meta:object-count="0" meta:page-count="2" meta:paragraph-count="56" meta:word-count="290" meta:character-count="2058" meta:non-whitespace-character-count="1778"/>
  </office:meta>
</office:document-meta>
</file>